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48" style:family="table">
      <style:table-properties style:width="14.601cm" table:align="margins"/>
    </style:style>
    <style:style style:name="Table48.A" style:family="table-column">
      <style:table-column-properties style:column-width="14.601cm" style:rel-column-width="65535*"/>
    </style:style>
    <style:style style:name="Table48.A1" style:family="table-cell">
      <style:table-cell-properties fo:padding="0.097cm" fo:border="0.002cm solid #000000"/>
    </style:style>
    <style:style style:name="Table48.A2" style:family="table-cell">
      <style:table-cell-properties fo:padding="0.097cm" fo:border-left="0.002cm solid #000000" fo:border-right="0.002cm solid #000000" fo:border-top="none" fo:border-bottom="0.002cm solid #000000"/>
    </style:style>
    <style:style style:name="Table49" style:family="table">
      <style:table-properties style:width="14.601cm" table:align="margins"/>
    </style:style>
    <style:style style:name="Table49.A" style:family="table-column">
      <style:table-column-properties style:column-width="14.601cm" style:rel-column-width="65535*"/>
    </style:style>
    <style:style style:name="Table49.A1" style:family="table-cell">
      <style:table-cell-properties fo:padding="0.097cm" fo:border="0.002cm solid #000000"/>
    </style:style>
    <style:style style:name="Table49.A2" style:family="table-cell">
      <style:table-cell-properties fo:padding="0.097cm" fo:border-left="0.002cm solid #000000" fo:border-right="0.002cm solid #000000" fo:border-top="none" fo:border-bottom="0.002cm solid #000000"/>
    </style:style>
    <style:style style:name="Table50" style:family="table">
      <style:table-properties style:width="14.601cm" table:align="margins"/>
    </style:style>
    <style:style style:name="Table50.A" style:family="table-column">
      <style:table-column-properties style:column-width="14.601cm" style:rel-column-width="65535*"/>
    </style:style>
    <style:style style:name="Table50.A1" style:family="table-cell">
      <style:table-cell-properties fo:padding="0.097cm" fo:border="0.002cm solid #000000"/>
    </style:style>
    <style:style style:name="Table50.A2" style:family="table-cell">
      <style:table-cell-properties fo:padding="0.097cm" fo:border-left="0.002cm solid #000000" fo:border-right="0.002cm solid #000000" fo:border-top="none" fo:border-bottom="0.002cm solid #000000"/>
    </style:style>
    <style:style style:name="P1" style:family="paragraph" style:parent-style-name="p" style:master-page-name="Standard"/>
    <style:style style:name="P2" style:family="paragraph" style:parent-style-name="Table_20_Contents">
      <style:paragraph-properties fo:text-align="start" style:justify-single-word="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l;lerv;l ;lvmrelv;me</text:p>
      <table:table table:name="Table48" table:style-name="Table48">
        <table:table-column table:style-name="Table48.A"/>
        <table:table-row>
          <table:table-cell table:style-name="Table48.A1" office:value-type="string">
            <text:p text:style-name="h-slide">Welcome</text:p>
          </table:table-cell>
        </table:table-row>
        <table:table-row>
          <table:table-cell table:style-name="Table48.A2" office:value-type="string">
            <text:p text:style-name="P2">consectetuer adipiscing elit. Phasellus sollicitudin, nisl at facilisis rutrum, massa ipsum rutrum ante, a posuere elit lorem a felis. Aliquam erat volutpat. Cras et nunc. Donec aliquet pharetra ipsum.</text:p>
            <text:p text:style-name="P2">consectetuer adipiscing elit. Phasellus sollicitudin, nisl at facilisis rutrum, massa ipsum rutrum ante, a posuere elit lorem a felis. Aliquam erat volutpat. Cras et nunc. Donec aliquet pharetra ipsum.</text:p>
            <text:p text:style-name="P2">consectetuer adipiscing elit. Phasellus sollicitudin, nisl at facilisis rutrum, massa ipsum rutrum ante, a posuere elit lorem a felis. Aliquam erat volutpat. Cras et nunc. Donec aliquet pharetra ipsum.</text:p>
          </table:table-cell>
        </table:table-row>
      </table:table>
      <text:p text:style-name="p"/>
      <text:p text:style-name="p"/>
      <table:table table:name="Table49" table:style-name="Table49">
        <table:table-column table:style-name="Table49.A"/>
        <table:table-row>
          <table:table-cell table:style-name="Table49.A1" office:value-type="string">
            <text:p text:style-name="h-slide">Introduction</text:p>
          </table:table-cell>
        </table:table-row>
        <table:table-row>
          <table:table-cell table:style-name="Table49.A2" office:value-type="string">
            <text:p text:style-name="P2">consectetuer adipiscing elit. Phasellus sollicitudin, nisl at facilisis rutrum, massa ipsum rutrum ante, a posuere elit lorem a felis. Aliquam erat volutpat. Cras et nunc. Donec aliquet pharetra ipsum.</text:p>
            <text:p text:style-name="P2">consectetuer adipiscing elit. Phasellus sollicitudin, nisl at facilisis rutrum, massa ipsum rutrum ante, a posuere elit lorem a felis. Aliquam erat volutpat. Cras et nunc. Donec aliquet pharetra ipsum.</text:p>
            <text:p text:style-name="P2">consectetuer adipiscing elit. Phasellus sollicitudin, nisl at facilisis rutrum, massa ipsum rutrum ante, a posuere elit lorem a felis. Aliquam erat volutpat. Cras et nunc. Donec aliquet pharetra ipsum.</text:p>
          </table:table-cell>
        </table:table-row>
      </table:table>
      <text:p text:style-name="p"/>
      <text:p text:style-name="p"/>
      <table:table table:name="Table50" table:style-name="Table50">
        <table:table-column table:style-name="Table50.A"/>
        <table:table-row>
          <table:table-cell table:style-name="Table50.A1" office:value-type="string">
            <text:p text:style-name="h-slide">Conclusion</text:p>
          </table:table-cell>
        </table:table-row>
        <table:table-row>
          <table:table-cell table:style-name="Table50.A2" office:value-type="string">
            <text:p text:style-name="P2">consectetuer adipiscing elit. Phasellus sollicitudin, nisl at facilisis rutrum, massa ipsum rutrum ante, a posuere elit lorem a felis. Aliquam erat volutpat. Cras et nunc. Donec aliquet pharetra ipsum.</text:p>
            <text:p text:style-name="P2">consectetuer adipiscing elit. Phasellus sollicitudin, nisl at facilisis rutrum, massa ipsum rutrum ante, a posuere elit lorem a felis. Aliquam erat volutpat. Cras et nunc. Donec aliquet pharetra ipsum.</text:p>
            <text:p text:style-name="P2">consectetuer adipiscing elit. Phasellus sollicitudin, nisl at facilisis rutrum, massa ipsum rutrum ante, a posuere elit lorem a felis. Aliquam erat volutpat. Cras et nunc. Donec aliquet pharetra ipsum.</text:p>
          </table:table-cell>
        </table:table-row>
      </table:table>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1"/>
    <style:style style:name="h2n" style:family="paragraph" style:parent-style-name="Heading_20_2" style:next-style-name="p" style:default-outline-level="2"/>
    <style:style style:name="h3n" style:family="paragraph" style:parent-style-name="Heading_20_3" style:next-style-name="p" style:default-outline-level="3"/>
    <style:style style:name="h4n" style:family="paragraph" style:parent-style-name="Heading_20_4" style:next-style-name="p" style:default-outline-level="4"/>
    <style:style style:name="h5n" style:family="paragraph" style:parent-style-name="Heading_20_5" style:next-style-name="p" style:default-outline-level="5"/>
    <style:style style:name="h1-chapter" style:family="paragraph" style:parent-style-name="Heading_20_1" style:next-style-name="p"/>
    <style:style style:name="h2-chapter" style:family="paragraph" style:parent-style-name="Heading_20_2" style:next-style-name="p"/>
    <style:style style:name="h3-chapter" style:family="paragraph" style:parent-style-name="Heading_20_3" style:next-style-name="p"/>
    <style:style style:name="h4-chapter" style:family="paragraph" style:parent-style-name="Heading_20_4" style:next-style-name="p"/>
    <style:style style:name="h5-chapter" style:family="paragraph" style:parent-style-name="Heading_20_5" style:next-style-name="p"/>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21cm" fo:text-indent="0cm" style:auto-text-indent="false"/>
      <style:text-properties fo:font-style="normal"/>
    </style:style>
    <style:style style:name="bq2" style:family="paragraph" style:parent-style-name="Standard">
      <style:paragraph-properties fo:margin-left="1.199cm" fo:margin-right="0cm" fo:margin-top="0cm" fo:margin-bottom="0.21cm" fo:text-indent="0cm" style:auto-text-indent="false"/>
      <style:text-properties fo:font-style="normal"/>
    </style:style>
    <style:style style:name="bq3" style:family="paragraph" style:parent-style-name="Standard">
      <style:paragraph-properties fo:margin-left="1.799cm" fo:margin-right="0cm" fo:margin-top="0cm" fo:margin-bottom="0.21cm" fo:text-indent="0cm" style:auto-text-indent="false"/>
      <style:text-properties fo:font-style="normal"/>
    </style:style>
    <style:style style:name="bq4" style:family="paragraph" style:parent-style-name="Standard">
      <style:paragraph-properties fo:margin-left="2.401cm" fo:margin-right="0cm" fo:margin-top="0cm" fo:margin-bottom="0.21cm" fo:text-indent="0cm" style:auto-text-indent="false"/>
      <style:text-properties fo:font-style="normal"/>
    </style:style>
    <style:style style:name="bq5" style:family="paragraph" style:parent-style-name="Standard">
      <style:paragraph-properties fo:margin-left="3cm" fo:margin-right="0cm" fo:margin-top="0cm" fo:margin-bottom="0.21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start" style:justify-single-word="false"/>
      <style:text-properties style:font-name="Courier"/>
    </style:style>
    <style:style style:name="h-slide" style:family="paragraph" style:parent-style-name="h4"/>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Slidy sample</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ICE</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Endnote" style:page-layout-name="pm7"/>
    <style:master-page style:name="TOC_20_Page" style:display-name="TOC Page" style:page-layout-name="pm8"/>
    <style:master-page style:name="Copyright_20_Page" style:display-name="Copyright Page" style:page-layout-name="pm2"/>
    <style:master-page style:name="Module_20_01" style:display-name="Module 01" style:page-layout-name="pm1">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9">
      <style:header>
        <table:table table:name="Table46" table:style-name="Table46">
          <table:table-column table:style-name="Table46.A"/>
          <table:table-column table:style-name="Table46.B"/>
          <table:table-row>
            <table:table-cell table:style-name="Table46.A1" office:value-type="string">
              <text:p text:style-name="Header_20_right"><text:title>Slidy sample</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ICE</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lpha_3$Unix OpenOffice.org_project/680m5$Build-9011</meta:generator>
    <dc:title>Slidy sample</dc:title>
    <dc:subject>ICE</dc:subject>
    <meta:initial-creator>Daniel de Byl</meta:initial-creator>
    <meta:creation-date>2006-05-24T11:30:33</meta:creation-date>
    <dc:creator>Daniel de Byl</dc:creator>
    <dc:date>2006-05-26T10:43:16</dc:date>
    <dc:language>en-US</dc:language>
    <meta:editing-cycles>4</meta:editing-cycles>
    <meta:editing-duration>PT19H10M55S</meta:editing-duration>
    <meta:template xlink:type="simple" xlink:actuate="onRequest" xlink:role="template" xlink:href="../../templates/ice-template.ott" xlink:title="ice-template" meta:date="2006-05-24T11:30:31"/>
    <meta:user-defined meta:name="Info 1"/>
    <meta:user-defined meta:name="Info 2"/>
    <meta:user-defined meta:name="Info 3"/>
    <meta:user-defined meta:name="Info 4"/>
    <meta:document-statistic meta:table-count="51" meta:image-count="0" meta:object-count="0" meta:page-count="1" meta:paragraph-count="65" meta:word-count="269" meta:character-count="1994"/>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First apply a style with bullets
        args1(0).Name = "Template"
        args1(0).Value = "li1b"
        args1(1).Name = "Family"
        args1(1).Value = 16
        
        dispatcher.executeDispatch(document, ".uno:StyleApply", "", 0, args1())
        
        'Now remove bullets
        args1(0).Name = "On"
        args1(0).Value = false
        
        dispatcher.executeDispatch(document, ".uno:DefaultBullet",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